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Roboto" svg:font-family="Roboto, Arial, sans-serif"/>
    <style:font-face style:name="g d0 f10" svg:font-family="'g d0 f10', sans-serif"/>
    <style:font-face style:name="g d0 f1" svg:font-family="'g d0 f1', sans-serif"/>
    <style:font-face style:name="g d0 f2" svg:font-family="'g d0 f2', sans-serif"/>
    <style:font-face style:name="g d0 f3" svg:font-family="'g d0 f3', sans-serif"/>
    <style:font-face style:name="g d0 f4" svg:font-family="'g d0 f4', sans-serif"/>
    <style:font-face style:name="g d0 f6" svg:font-family="'g d0 f6', sans-serif"/>
    <style:font-face style:name="g d0 f7" svg:font-family="'g d0 f7', sans-serif"/>
    <style:font-face style:name="g d0 f8" svg:font-family="'g d0 f8', sans-serif"/>
    <style:font-face style:name="g d0 f9" svg:font-family="'g d0 f9',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2685"/>
    </style:style>
    <style:style style:name="P2" style:family="paragraph" style:parent-style-name="Standard">
      <style:text-properties style:font-name="g d0 f8" fo:font-size="9.75pt" officeooo:paragraph-rsid="000d2685"/>
    </style:style>
    <style:style style:name="P3" style:family="paragraph" style:parent-style-name="Standard">
      <style:text-properties officeooo:paragraph-rsid="000d2685"/>
    </style:style>
    <style:style style:name="P4" style:family="paragraph" style:parent-style-name="Standard">
      <style:text-properties fo:font-variant="normal" fo:text-transform="none" fo:color="#111111" loext:opacity="100%" style:font-name="Roboto" fo:letter-spacing="normal" fo:font-style="normal" fo:font-weight="normal" officeooo:paragraph-rsid="000d2685" loext:padding="0in" loext:border="none"/>
    </style:style>
    <style:style style:name="P5" style:family="paragraph" style:parent-style-name="Standard">
      <style:text-properties fo:font-variant="normal" fo:text-transform="none" fo:color="#111111" loext:opacity="100%" style:font-name="Roboto" fo:font-size="9pt" fo:letter-spacing="normal" fo:font-style="normal" fo:font-weight="normal" officeooo:paragraph-rsid="000d2685" loext:padding="0in" loext:border="none"/>
    </style:style>
    <style:style style:name="P6" style:family="paragraph" style:parent-style-name="Standard">
      <style:text-properties fo:font-variant="normal" fo:text-transform="none" fo:color="#111111" loext:opacity="100%" style:font-name="Roboto" fo:font-size="10.5pt" fo:letter-spacing="normal" fo:font-style="normal" fo:font-weight="normal" officeooo:paragraph-rsid="000d2685"/>
    </style:style>
    <style:style style:name="P7" style:family="paragraph" style:parent-style-name="Standard">
      <style:paragraph-properties fo:margin-left="0in" fo:margin-right="0in" fo:margin-top="0in" fo:margin-bottom="0in" style:contextual-spacing="false" fo:line-height="130%" fo:text-align="start" style:justify-single-word="false" fo:orphans="2" fo:widows="2" fo:text-indent="0in" style:auto-text-indent="false"/>
      <style:text-properties fo:font-variant="normal" fo:text-transform="none" fo:color="#111111" loext:opacity="100%" style:font-name="Roboto" fo:font-size="9pt" fo:letter-spacing="normal" fo:font-style="normal" fo:font-weight="normal" loext:padding="0in" loext:border="none"/>
    </style:style>
    <style:style style:name="P8" style:family="paragraph" style:parent-style-name="Text_20_body" style:list-style-name="L1">
      <style:paragraph-properties fo:margin-left="0in" fo:margin-right="0in" fo:margin-top="0in" fo:margin-bottom="0in" style:contextual-spacing="false" fo:line-height="130%" fo:text-align="start" style:justify-single-word="false" fo:orphans="2" fo:widows="2" fo:text-indent="0in" style:auto-text-indent="false" fo:padding="0in" fo:border="none"/>
      <style:text-properties fo:font-variant="normal" fo:text-transform="none" fo:color="#777777" loext:opacity="100%" style:font-name="Roboto" fo:font-size="9pt" fo:letter-spacing="normal" fo:font-style="normal" fo:font-weight="normal" loext:padding="0in" loext:border="none"/>
    </style:style>
    <style:style style:name="P9" style:family="paragraph" style:parent-style-name="Text_20_body" style:list-style-name="L3">
      <style:paragraph-properties fo:margin-left="0in" fo:margin-right="0in" fo:margin-top="0in" fo:margin-bottom="0in" style:contextual-spacing="false" fo:line-height="130%" fo:text-align="start" style:justify-single-word="false" fo:orphans="2" fo:widows="2" fo:text-indent="0in" style:auto-text-indent="false" fo:padding="0in" fo:border="none"/>
      <style:text-properties fo:font-variant="normal" fo:text-transform="none" fo:color="#777777" loext:opacity="100%" style:font-name="Roboto" fo:font-size="9pt" fo:letter-spacing="normal" fo:font-style="normal" fo:font-weight="normal" loext:padding="0in" loext:border="none"/>
    </style:style>
    <style:style style:name="P10" style:family="paragraph" style:parent-style-name="Text_20_body" style:list-style-name="L2">
      <style:paragraph-properties fo:margin-left="0in" fo:margin-right="0in" fo:margin-top="0in" fo:margin-bottom="0in" style:contextual-spacing="false" fo:line-height="130%" fo:text-align="start" style:justify-single-word="false" fo:orphans="2" fo:widows="2" fo:text-indent="0in" style:auto-text-indent="false" fo:padding="0in" fo:border="none"/>
    </style:style>
    <style:style style:name="T1" style:family="text">
      <style:text-properties style:font-name="g d0 f1" fo:font-size="12.75pt"/>
    </style:style>
    <style:style style:name="T2" style:family="text">
      <style:text-properties style:font-name="g d0 f2" fo:font-size="10.5pt"/>
    </style:style>
    <style:style style:name="T3" style:family="text">
      <style:text-properties style:font-name="g d0 f3" fo:font-size="7.5pt"/>
    </style:style>
    <style:style style:name="T4" style:family="text">
      <style:text-properties style:font-name="g d0 f4" fo:font-size="7.5pt"/>
    </style:style>
    <style:style style:name="T5" style:family="text">
      <style:text-properties style:font-name="g d0 f6" fo:font-size="6pt"/>
    </style:style>
    <style:style style:name="T6" style:family="text">
      <style:text-properties style:font-name="g d0 f7" fo:font-size="9.75pt"/>
    </style:style>
    <style:style style:name="T7" style:family="text">
      <style:text-properties style:font-name="g d0 f8" fo:font-size="9.75pt"/>
    </style:style>
    <style:style style:name="T8" style:family="text">
      <style:text-properties style:font-name="g d0 f8" fo:font-size="9.75pt" officeooo:rsid="000d2685"/>
    </style:style>
    <style:style style:name="T9" style:family="text">
      <style:text-properties style:font-name="g d0 f9" fo:font-size="9.75pt"/>
    </style:style>
    <style:style style:name="T10" style:family="text">
      <style:text-properties style:font-name="g d0 f10" fo:font-size="6pt"/>
    </style:style>
    <style:style style:name="T11" style:family="text">
      <style:text-properties fo:font-style="italic"/>
    </style:style>
    <style:style style:name="T12" style:family="text">
      <style:text-properties fo:font-variant="normal" fo:text-transform="none" fo:color="#111111" loext:opacity="100%" style:text-line-through-style="none" style:text-line-through-type="none" style:font-name="inherit" fo:letter-spacing="normal" fo:font-style="normal" style:text-underline-style="none" fo:font-weight="normal" style:text-blinking="false" loext:padding="0in" loext: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ast Principal Minor Algorithms for Quantum Many Body Systems</text:span><text:span text:style-name="T2">Fedor</text:span>ˇ<text:span text:style-name="T2">Simkovic IV</text:span><text:span text:style-name="T3">1</text:span><text:span text:style-name="T4">,</text:span><text:span text:style-name="T3">2</text:span>∗<text:span text:style-name="T2">and Michel Ferrero</text:span><text:span text:style-name="T3">1</text:span><text:span text:style-name="T4">,</text:span><text:span text:style-name="T3">2</text:span><text:span text:style-name="T5">1</text:span><text:span text:style-name="T6">CPHT, CNRS, Ecole Polytechnique, Institut Polytechnique de Paris, Route de Saclay, 91128 Palaiseau, France</text:span><text:span text:style-name="T5">2</text:span><text:span text:style-name="T6">Coll`ege de France, 11 place Marcelin Berthelot, 75005 Paris, France</text:span><text:span text:style-name="T7">(Dated: April 16, 2021)</text:span></text:p>
      <text:p text:style-name="P2"/>
      <text:p text:style-name="P1"><text:span text:style-name="T7">The computation of determinants plays a central role in diagrammatic Monte Carlo algorithms for strongly correlated systems. The evaluation of large numbers of determinants can often be </text:span><text:span text:style-name="T8">t</text:span><text:span text:style-name="T7">he limiting computational factor determining the number of attainable diagrammatic expansion orders. In this work we build upon the algorithm presented in [</text:span><text:span text:style-name="T6">Linear Algebra and its applications </text:span><text:span text:style-name="T7">419.1 (2006), 107-124] which computes all principal minors of a matrix in </text:span><text:span text:style-name="T9">O</text:span><text:span text:style-name="T7">(2</text:span><text:span text:style-name="T10">n</text:span><text:span text:style-name="T7">) operations. We present multiple generalizations of the algorithm to the efficient evaluation of certain subsets of all principal minors with immediate applications to Connected Determinant Diagrammatic Monte Carlo within the normal and symmetry-broken phases as well as Continuous-time Quantum Monte Carlo. Additionally, we improve the asymptotic scaling of diagrammatic Monte Carlo formulated in real-time to </text:span><text:span text:style-name="T9">O</text:span><text:span text:style-name="T7">(2</text:span><text:span text:style-name="T10">n</text:span><text:span text:style-name="T7">) and report speedups of up to a factor 25 at computationally realistic expansion orders. We further show that all permanent-principal-minors, corresponding to sums of bosonic Feynman diagrams, can be computed in </text:span><text:span text:style-name="T9">O</text:span><text:span text:style-name="T7">(3</text:span><text:span text:style-name="T10">n</text:span><text:span text:style-name="T7">), making diagrammatic Monte Carlo for bosonic and mixed systems a viable path worth exploring.</text:span> </text:p>
      <text:p text:style-name="P1"><text:line-break/><text:span text:style-name="T11">(PDF) Fast Principal Minor Algorithms for Quantum Many Body Systems</text:span>. Available from: <text:a xlink:type="simple" xlink:href="https://www.researchgate.net/publication/350892595_Fast_Principal_Minor_Algorithms_for_Quantum_Many_Body_Systems" text:style-name="Internet_20_link" text:visited-style-name="Visited_20_Internet_20_Link">https://www.researchgate.net/publication/350892595_Fast_Principal_Minor_Algorithms_for_Quantum_Many_Body_Systems</text:a> [accessed Aug 07 2021].</text:p>
      <text:p text:style-name="P1"/>
      <text:p text:style-name="P1"/>
      <text:p text:style-name="P4">Novel algorithms for strongly correlated quantum systems in and out of equilibrium</text:p>
      <text:list xml:id="list882535003" text:style-name="L1">
        <text:list-item>
          <text:p text:style-name="P8">July 2020</text:p>
        </text:list-item>
      </text:list>
      <text:list xml:id="list1593877954" text:style-name="L2">
        <text:list-item>
          <text:p text:style-name="P10"><text:a xlink:type="simple" xlink:href="https://www.researchgate.net/scientific-contributions/Alice-Moutenet-2137156182?_sg%5B0%5D=XwsVONQXqnMhv9T3JJmXjNaW7tSx59iekDaO0MnmOAoS8k90SlpkpsD0-Hb5nEAwhuwarXA.vJOMeRgwRIWaqoGEsCET9Qy0ElYA3KYLPX6McxFUM_chYfJ78SMnOn_fgSK1zNsjaJN4SfekAX2IGCczjDdwhw&amp;_sg%5B1%5D=UBcPuvJPGcYg4aI3v57kqS-cpEF5t3CxL8F_ycwB36PT3u3vOErYAwkCb_7I2Pdj3pWHB5k.HS-Xf4LhQb3hC9sMHHtNTX8tUMC_DWFuz6XCv_o3K4-3b2bI5TZlaN1gKfjsCsL1lOpt-F-4nIEZcMPQdYQmzg" text:style-name="Internet_20_link" text:visited-style-name="Visited_20_Internet_20_Link"><text:span text:style-name="T12">Alice Moutenet</text:span></text:a></text:p>
        </text:list-item>
      </text:list>
      <text:p text:style-name="P5">Abstract</text:p>
      <text:p text:style-name="P7">What do stars in a galaxy, drops in a river, and electrons in a superconducting cuprate levitating above a magnet all have in common? All of these systems cannot be described by the isolated motion of one of their parts. These singular properties emerge from particles and their interactions as a whole: we talk about the emph{many-body problem}.In this Thesis, we focus on properties of strongly-correlated systems, that obey quantum mechanics. Analytical methods being rapidly limited in their understanding of these materials, we develop novel numerical techniques to precisely quantify their properties when interactions between particles become strong.First, we focus on the equilibrium properties of the layered perovskite Sr$_2$IrO$_4$, a compound isostructural to the superconducting cuprate La$_2$CuO$_4$,where we prove the existence of a pseudogap and describe the electronic structure of this material upon doping.Then, in order to address the thermodynamic limit of lattice problems, we develop extensions of determinant Monte Carlo algorithms to compute dynamical quantities such as the self-energy. We show how a factorial number of diagrams can be regrouped in a sum of determinants, hence drastically reducing the fermionic sign problem.In the second part, we turn to the description of nonequilibrium phenomena in correlated systems.We start by revisiting the real-time diagrammatic Monte Carlo recent advances in a new basis where all vacuum diagrams directly vanish.In an importance sampling procedure,such an algorithm can directly addressthe long-time limit needed in the study of steady states in out-of-equilibrium systems.Finally, we study the insulator-to-metal transition induced by an electric field in Ca$_2$RuO$_4$, which coexists with a structural transition.An algorithm based on the non-crossing approximation allows us to compute the current as a function of crystal-field splitting in this material and to compare our results to experimental data.</text:p>
      <text:p text:style-name="P1"/>
      <text:p text:style-name="P4">Graph States and the Variety of Principal Minors</text:p>
      <text:list xml:id="list2601216700" text:style-name="L3">
        <text:list-item>
          <text:p text:style-name="P9">July 2021</text:p>
        </text:list-item>
      </text:list>
      <text:p text:style-name="P6"><text:soft-page-break/>In Quantum Information theory, graph states are quantum states defined by graphs. In this work we exhibit a correspondence between graph states and the variety of binary symmetric principal minors, in particular their corresponding orbits under the action of $SL(2,\mathbb F_2)^{\times n}\rtimes \frak S_n$. We start by approaching the topic more widely, that is by studying the orbits of stabilizer-state subgroups of the $n$-fold Pauli group under an action of $\cal C_n^{\text{loc}}\rtimes \frak S_n$, where $\cal C_n^{\text{loc}}$ is the $n$-fold local Clifford group: we derive this action from the natural action of $SL(2,\mathbb F_2)^{\times n}\rtimes \frak S_n$ on the variety $\cal Z_n\subset \mathbb P(\mathbb F_2^{2^n})$ of principal minors of binary symmetric $n\times n$ matrices. The crucial step in this correspondence is in translating the latter action into an action of the local symplectic group $Sp_{2n}^{\text{loc}}(\mathbb F_2)$ on the Lagrangian Grassmannian $LG_{\mathbb F_2}(n,2n)$. We conclude by studying how the action on the stabilizer-state groups induces onto the stabilizer states, and finally restricting to the case of graph state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Roboto" svg:font-family="Roboto, Arial, sans-serif"/>
    <style:font-face style:name="g d0 f10" svg:font-family="'g d0 f10', sans-serif"/>
    <style:font-face style:name="g d0 f1" svg:font-family="'g d0 f1', sans-serif"/>
    <style:font-face style:name="g d0 f2" svg:font-family="'g d0 f2', sans-serif"/>
    <style:font-face style:name="g d0 f3" svg:font-family="'g d0 f3', sans-serif"/>
    <style:font-face style:name="g d0 f4" svg:font-family="'g d0 f4', sans-serif"/>
    <style:font-face style:name="g d0 f6" svg:font-family="'g d0 f6', sans-serif"/>
    <style:font-face style:name="g d0 f7" svg:font-family="'g d0 f7', sans-serif"/>
    <style:font-face style:name="g d0 f8" svg:font-family="'g d0 f8', sans-serif"/>
    <style:font-face style:name="g d0 f9" svg:font-family="'g d0 f9',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8-07T17:05:39.086027380</meta:creation-date>
    <dc:date>2021-08-25T20:43:53.342740806</dc:date>
    <meta:editing-duration>PT10M7S</meta:editing-duration>
    <meta:editing-cycles>4</meta:editing-cycles>
    <meta:generator>LibreOffice/7.1.5.2$Linux_X86_64 LibreOffice_project/c18cfcb0f8824ad4ef2fc2ec0bd004713f8a9d14</meta:generator>
    <meta:print-date>2021-08-07T17:07:52.175078787</meta:print-date>
    <meta:document-statistic meta:table-count="0" meta:image-count="0" meta:object-count="0" meta:page-count="2" meta:paragraph-count="11" meta:word-count="705" meta:character-count="5030" meta:non-whitespace-character-count="4337"/>
  </office:meta>
</office:document-meta>
</file>